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24.09.24 Практика</text:p>
      <text:p text:style-name="Text_20_body">Будет км по кинематике mecanum<text:line-break/></text:p>
      <text:p text:style-name="Text_20_body"/>
      <text:p text:style-name="Text_20_body"><text:line-break/>Дана такая платформа<text:line-break/>С двумя колесами омни и меканум<text:line-break/>Даны радиусы колес, ширина и высота<text:line-break/>Найти зависимость вращения колес от вектора движения</text:p>
      <text:p text:style-name="Text_20_body">Собсна, решаем:<text:line-break/></text:p>
      <text:p text:style-name="Text_20_body"/>
      <text:p text:style-name="Text_20_body"><text:line-break/>Если схема меканумов упрощенная:</text:p>
      <text:list text:style-name="L1">
        <text:list-item>
          <text:p text:style-name="P1"> через </text:p>
        </text:list-item>
        <text:list-item>
          <text:p text:style-name="P1"> если :<text:line-break/>1. <text:line-break/>2. <text:line-break/>3. </text:p>
          <text:p text:style-name="First_20_paragraph">кол</text:p>
          <text:p text:style-name="Text_20_body">платформыос</text:p>
          <text:p text:style-name="P1">для первого колеса:</text:p>
          <text:p text:style-name="Text_20_body">осплкол</text:p>
          <text:p text:style-name="P1">Итого:</text:p>
          <text:p text:style-name="P1">Теперь остается умножить это на :</text:p>
        </text:list-item>
      </text:list>
      <text:p text:style-name="Text_20_body">Аналогично:</text:p>
      <text:list text:style-name="L2">
        <text:list-item>
          <text:p text:style-name="P2">Частные случаи:</text:p>
          <text:list>
            <text:list-item>
              <text:p text:style-name="P2">Вперед:<text:line-break/><text:line-break/></text:p>
            </text:list-item>
            <text:list-item>
              <text:p text:style-name="P2">Влево:<text:line-break/><text:line-break/></text:p>
            </text:list-item>
            <text:list-item>
              <text:p text:style-name="P2">Вращение:<text:line-break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>24.09.24 Практика</dc:title>
    <dc:description/>
    <dc:subject/>
    <meta:keyword/>
    <meta:initial-creator/>
    <dc:creator/>
    <meta:creation-date>2024-10-09T16:19:09Z</meta:creation-date>
    <dc:date>2024-10-09T16:19:09Z</dc:date>
  </office:meta>
</office:document-meta>
</file>